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aae2"/>
    </style:style>
    <style:style style:name="P2" style:family="paragraph" style:parent-style-name="Standard">
      <style:text-properties officeooo:rsid="0015aae2" officeooo:paragraph-rsid="0015a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praktyk zawodowych – 29.04.2026 (środa)<text:line-break/>Godziny praktyk: 8:00 – 16:00 <text:line-break/><text:line-break/>Temat dnia:<text:line-break/>Integracja init.sql z cyklem życia kontenera PostgreSQL<text:line-break/><text:line-break/>Opis wykonanych czynności:<text:line-break/> 1. Analiza zawartości init.sql - tworzenie ról anon, authenticated, service_role.<text:line-break/> 2. Test działania: init.sql wykonuje się tylko przy pierwszym starcie z pustym volume.<text:line-break/> 3. Opracowanie metody aktualizacji struktury bez kasowania danych.<text:line-break/><text:line-break/>Napotkane problemy:<text:line-break/> 1. Problem: Po zmianie init.sql zmiany nie były widoczne w bazie.<text:line-break/>Rozwiązanie: Docker ignoruje initdb.d jeśli volume istnieje. Trzeba wykonać SQL ręcznie.<text:line-break/> 2. Problem: Ręczne wykonanie psql &lt; init.sql dawało błąd role already exists.<text:line-break/>Rozwiązanie: Użycie CREATE ROLE IF NOT EXISTS lub DROP ROLE przed tworzeniem.<text:line-break/> 3. Problem: Niepewność czy supabase_admin ma odpowiednie uprawnienia.<text:line-break/>Rozwiązanie: Weryfikacja w Studio - rola musi być SUPERUSER lub mieć CREATEDB CREATEROLE.<text:line-break/><text:line-break/>Wnioski/Uwagi:<text:line-break/>Do iteracyjnej pracy z SQL lepiej używać migracji niż polegać na init.sql.</text:p>
      <text:p text:style-name="P1"/>
      <text:p text:style-name="P2">To wszystk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09:16:18.943037100</meta:creation-date>
    <dc:date>2026-05-04T09:17:10.901576000</dc:date>
    <meta:editing-duration>PT52S</meta:editing-duration>
    <meta:editing-cycles>1</meta:editing-cycles>
    <meta:document-statistic meta:table-count="0" meta:image-count="0" meta:object-count="0" meta:page-count="1" meta:paragraph-count="2" meta:word-count="136" meta:character-count="1012" meta:non-whitespace-character-count="865"/>
    <meta:generator>LibreOffice/25.8.5.2$Windows_X86_64 LibreOffice_project/9c8b85f387cc00a89945a79c9e6239f32e450ac2</meta:generator>
  </office:meta>
</office:document-meta>
</file>